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application/rdf+xml" manifest:full-path="Object 2/manifest.rdf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6.997cm" svg:height="4.831cm" svg:x="0.003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6.92cm" svg:height="5.649cm" svg:x="9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uben Bär</meta:initial-creator>
    <meta:creation-date>2011-06-30T09:32:23.51</meta:creation-date>
    <dc:date>2011-06-30T09:48:38.13</dc:date>
    <dc:creator>Ruben Bär</dc:creator>
    <meta:editing-duration>PT7S</meta:editing-duration>
    <meta:editing-cycles>1</meta:editing-cycles>
    <meta:document-statistic meta:object-count="2"/>
    <meta:generator>LibreOffice/3.3$Win32 LibreOffice_project/330m19$Build-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 style:font-size-complex="10pt"/>
    </style:style>
    <style:style style:name="P2" style:family="paragraph" style:parent-style-name="Standard">
      <style:text-properties fo:color="#666666" style:font-name="Monospace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Monospac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ass</text:span> Animal { </text:p>
      <text:p text:style-name="P1"><text:s text:c="2"/><text:span text:style-name="T1">def</text:span> mate(other: <text:span text:style-name="T1">MyType</text:span>): <text:span text:style-name="T1">MyType</text:span> { </text:p>
      <text:p text:style-name="P1"><text:s text:c="4"/><text:span text:style-name="T2">// Perform some biological crossovers </text:span></text:p>
      <text:p text:style-name="P1"><text:s text:c="2"/>} </text:p>
      <text:p text:style-name="P1">} </text:p>
      <text:p text:style-name="P1"/>
      <text:p text:style-name="P1"><text:span text:style-name="T1">class</text:span> Dog <text:span text:style-name="T1">subclassOf</text:span> Animal { </text:p>
      <text:p text:style-name="P1"><text:s text:c="2"/><text:span text:style-name="T1">def</text:span> mate(other: <text:span text:style-name="T1">MyType):</text:span> <text:span text:style-name="T1">MyType</text:span> { </text:p>
      <text:p text:style-name="P2"><text:s text:c="4"/>// Specialising the argument 'other' </text:p>
      <text:p text:style-name="P1"><text:s text:c="2"/>} </text:p>
      <text:p text:style-name="P1">} </text:p>
      <text:p text:style-name="P1"/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 style:font-size-complex="10pt"/>
    </style:style>
    <style:style style:name="P2" style:family="paragraph" style:parent-style-name="Standard">
      <style:text-properties fo:color="#666666" style:font-name="Monospace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Monospac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lass</text:span> Cat <text:span text:style-name="T1">subclassOf</text:span> <text:span text:style-name="T2">Animal</text:span> { </text:p>
      <text:p text:style-name="P1"><text:s text:c="2"/><text:span text:style-name="T1">def</text:span> mate(other: <text:span text:style-name="T1">MyType):</text:span> <text:span text:style-name="T1">MyType</text:span> { </text:p>
      <text:p text:style-name="P2"><text:s text:c="4"/>// Specialising the argument 'other' </text:p>
      <text:p text:style-name="P1"><text:s text:c="2"/>} </text:p>
      <text:p text:style-name="P1">} </text:p>
      <text:p text:style-name="P1"/>
      <text:p text:style-name="P1"><text:span text:style-name="T1">class</text:span> Persian <text:span text:style-name="T1">subtypeOf</text:span> <text:span text:style-name="T2">Cat</text:span> { </text:p>
      <text:p text:style-name="P1"><text:s text:c="2"/><text:span text:style-name="T1">var</text:span> needsGrooming: Bool; </text:p>
      <text:p text:style-name="P1"><text:s text:c="2"/><text:span text:style-name="T1">def</text:span> mate(other: <text:span text:style-name="T1">MyType):</text:span> <text:span text:style-name="T1">MyType</text:span> { </text:p>
      <text:p text:style-name="P2"><text:s text:c="4"/>// Persian can mate other Cats </text:p>
      <text:p text:style-name="P1"><text:s text:c="2"/>} </text:p>
      <text:p text:style-name="P1">}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